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fill="solid" draw:fill-color="#99ccff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7cm" fo:min-width="1.64cm"/>
    </style:style>
    <style:style style:name="gr7" style:family="graphic" style:parent-style-name="standard">
      <style:graphic-properties draw:textarea-horizontal-align="justify" draw:textarea-vertical-align="top" draw:auto-grow-height="false" fo:wrap-option="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1.467cm"/>
    </style:style>
    <style:style style:name="gr9" style:family="graphic" style:parent-style-name="standard">
      <style:graphic-properties draw:fill="solid" draw:fill-color="#99ccff" draw:textarea-horizontal-align="justify" draw:textarea-vertical-align="middle" draw:auto-grow-height="false" fo:wrap-option="wrap"/>
    </style:style>
    <style:style style:name="gr10" style:family="graphic" style:parent-style-name="standard">
      <style:graphic-properties draw:textarea-horizontal-align="justify" draw:textarea-vertical-align="middle" draw:auto-grow-height="false" fo:wrap-option="wrap"/>
    </style:style>
    <style:style style:name="gr11" style:family="graphic" style:parent-style-name="standard">
      <style:graphic-properties draw:textarea-horizontal-align="justify" draw:textarea-vertical-align="top" draw:auto-grow-height="false"/>
    </style:style>
    <style:style style:name="gr1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7" draw:layer="layout" svg:width="5.443cm" svg:height="4.08cm" svg:x="1cm" svg:y="9.71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id="id16" draw:layer="layout" svg:width="2.062cm" svg:height="1.338cm" svg:x="6.896cm" svg:y="6.559cm">
          <text:p text:style-name="P1">Order</text:p>
          <text:p text:style-name="P1">book</text:p>
          <draw:enhanced-geometry svg:viewBox="0 0 21600 21600" draw:type="rectangle" draw:enhanced-path="M 0 0 L 21600 0 21600 21600 0 21600 0 0 Z N"/>
        </draw:custom-shape>
        <draw:custom-shape draw:style-name="gr3" draw:text-style-name="P2" draw:id="id3" draw:layer="layout" svg:width="2.062cm" svg:height="1.155cm" svg:x="14.813cm" svg:y="11.524cm">
          <text:p text:style-name="P1"><text:span text:style-name="T1">Deliver</text:span></text:p>
          <text:p text:style-name="P1"><text:span text:style-name="T1">book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6" draw:layer="layout" svg:width="2.357cm" svg:height="1.36cm" svg:x="3.268cm" svg:y="11.978cm">
          <text:p text:style-name="P1"><text:span text:style-name="T1">Charge </text:span></text:p>
          <text:p text:style-name="P1"><text:span text:style-name="T1">customer</text:span></text:p>
          <text:p text:style-name="P1"><text:span text:style-name="T1">accoun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8" draw:layer="layout" svg:width="1.472cm" svg:height="0.885cm" svg:x="1.454cm" svg:y="12.431cm">
          <text:p text:style-name="P1"><text:span text:style-name="T1">Generate</text:span></text:p>
          <text:p text:style-name="P1"><text:span text:style-name="T1">invoic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5" draw:layer="layout" svg:width="2.062cm" svg:height="0.907cm" svg:x="17.081cm" svg:y="11.524cm">
          <text:p text:style-name="P1"><text:span text:style-name="T1">Stock refil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13" draw:layer="layout" svg:width="2.722cm" svg:height="1.338cm" svg:x="14.97cm" svg:y="6.647cm">
          <text:p text:style-name="P1"><text:span text:style-name="T1">Deliver </text:span></text:p>
          <text:p text:style-name="P1"><text:span text:style-name="T1">from stock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14" draw:layer="layout" svg:width="2.86cm" svg:height="1.338cm" svg:x="18.145cm" svg:y="6.647cm">
          <text:p text:style-name="P1"><text:span text:style-name="T1">Register new</text:span></text:p>
          <text:p text:style-name="P1"><text:span text:style-name="T1">bookstor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9" draw:layer="layout" svg:width="2.063cm" svg:height="0.885cm" svg:x="19.596cm" svg:y="11.524cm">
          <text:p text:style-name="P1"><text:span text:style-name="T1">Verify </text:span></text:p>
          <text:p text:style-name="P1"><text:span text:style-name="T1">credential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10" draw:layer="layout" svg:width="4.536cm" svg:height="0.885cm" svg:x="21.864cm" svg:y="11.524cm">
          <text:p text:style-name="P1"><text:span text:style-name="T1">Check credit standin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11" draw:layer="layout" svg:width="2.357cm" svg:height="1.338cm" svg:x="24.495cm" svg:y="6.647cm">
          <text:p text:style-name="P1"><text:span text:style-name="T1">Such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15" draw:layer="layout" svg:width="2.792cm" svg:height="1.338cm" svg:x="21.32cm" svg:y="6.647cm">
          <text:p text:style-name="P1"><text:span text:style-name="T1">Register</text:span></text:p>
          <text:p text:style-name="P1"><text:span text:style-name="T1">New publish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id="id12" draw:layer="layout" svg:width="2.062cm" svg:height="1.181cm" svg:x="20.709cm" svg:y="16.691cm">
          <text:p text:style-name="P1">Bücher-</text:p>
          <text:p text:style-name="P1">daten</text:p>
          <draw:enhanced-geometry svg:viewBox="0 0 21600 21600" draw:type="rectangle" draw:enhanced-path="M 0 0 L 21600 0 21600 21600 0 21600 0 0 Z N"/>
        </draw:custom-shape>
        <draw:custom-shape draw:style-name="gr3" draw:text-style-name="P1" draw:id="id2" draw:layer="layout" svg:width="2.358cm" svg:height="1.18cm" svg:x="6.896cm" svg:y="16.965cm">
          <text:p text:style-name="P1">Kunden-</text:p>
          <text:p text:style-name="P1">daten</text:p>
          <draw:enhanced-geometry svg:viewBox="0 0 21600 21600" draw:type="rectangle" draw:enhanced-path="M 0 0 L 21600 0 21600 21600 0 21600 0 0 Z N"/>
        </draw:custom-shape>
        <draw:custom-shape draw:style-name="gr3" draw:text-style-name="P1" draw:id="id7" draw:layer="layout" svg:width="2.063cm" svg:height="1.181cm" svg:x="15.719cm" svg:y="16.691cm">
          <text:p text:style-name="P1">Abrechnungs-</text:p>
          <text:p text:style-name="P1">daten</text:p>
          <draw:enhanced-geometry svg:viewBox="0 0 21600 21600" draw:type="rectangle" draw:enhanced-path="M 0 0 L 21600 0 21600 21600 0 21600 0 0 Z N"/>
        </draw:custom-shape>
        <draw:custom-shape draw:style-name="gr3" draw:text-style-name="P1" draw:id="id4" draw:layer="layout" svg:width="2.063cm" svg:height="1.181cm" svg:x="10.73cm" svg:y="16.691cm">
          <text:p text:style-name="P1">Inventar-</text:p>
          <text:p text:style-name="P1">daten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5.759cm" svg:y1="11.16cm" svg:x2="8.075cm" svg:y2="16.965cm" draw:start-shape="id1" draw:end-shape="id2" draw:end-glue-point="0" svg:d="m15759 11160v2900h-7684v2905">
          <text:p/>
        </draw:connector>
        <draw:connector draw:style-name="gr4" draw:text-style-name="P1" draw:layer="layout" svg:x1="15.844cm" svg:y1="12.679cm" svg:x2="11.761cm" svg:y2="16.691cm" draw:start-shape="id3" draw:start-glue-point="2" draw:end-shape="id4" draw:end-glue-point="0" svg:d="m15844 12679v2005h-4083v2007">
          <text:p/>
        </draw:connector>
        <draw:connector draw:style-name="gr4" draw:text-style-name="P1" draw:layer="layout" svg:x1="18.112cm" svg:y1="12.431cm" svg:x2="11.761cm" svg:y2="16.691cm" draw:start-shape="id5" draw:start-glue-point="2" draw:end-shape="id4" svg:d="m18112 12431v2129h-6351v2131">
          <text:p/>
        </draw:connector>
        <draw:connector draw:style-name="gr4" draw:text-style-name="P1" draw:layer="layout" svg:x1="4.446cm" svg:y1="13.338cm" svg:x2="8.075cm" svg:y2="16.965cm" draw:start-shape="id6" draw:start-glue-point="2" draw:end-shape="id2" svg:d="m4446 13338v1812h3629v1815">
          <text:p/>
        </draw:connector>
        <draw:connector draw:style-name="gr4" draw:text-style-name="P1" draw:layer="layout" svg:x1="4.446cm" svg:y1="13.338cm" svg:x2="16.75cm" svg:y2="16.691cm" draw:start-shape="id6" draw:end-shape="id7" draw:end-glue-point="0" svg:d="m4446 13338v1674h12304v1679">
          <text:p/>
        </draw:connector>
        <draw:connector draw:style-name="gr4" draw:text-style-name="P1" draw:layer="layout" svg:x1="2.19cm" svg:y1="13.316cm" svg:x2="16.75cm" svg:y2="16.691cm" draw:start-shape="id8" draw:end-shape="id7" draw:end-glue-point="0" svg:d="m2190 13316v1685h14560v1690">
          <text:p/>
        </draw:connector>
        <draw:connector draw:style-name="gr4" draw:text-style-name="P1" draw:layer="layout" svg:x1="2.19cm" svg:y1="13.316cm" svg:x2="8.075cm" svg:y2="16.965cm" draw:start-shape="id8" draw:start-glue-point="2" draw:end-shape="id2" svg:d="m2190 13316v1822h5885v1827">
          <text:p/>
        </draw:connector>
        <draw:connector draw:style-name="gr4" draw:text-style-name="P1" draw:layer="layout" svg:x1="20.627cm" svg:y1="12.409cm" svg:x2="8.075cm" svg:y2="16.965cm" draw:start-shape="id9" draw:end-shape="id2" draw:end-glue-point="0" svg:d="m20627 12409v2276h-12552v2280">
          <text:p/>
        </draw:connector>
        <draw:connector draw:style-name="gr4" draw:text-style-name="P1" draw:layer="layout" svg:x1="24.132cm" svg:y1="12.409cm" svg:x2="8.075cm" svg:y2="16.965cm" draw:start-shape="id10" draw:start-glue-point="2" draw:end-shape="id2" svg:d="m24132 12409v2276h-16057v2280">
          <text:p/>
        </draw:connector>
        <draw:connector draw:style-name="gr4" draw:text-style-name="P1" draw:layer="layout" draw:line-skew="0.784cm" svg:x1="25.673cm" svg:y1="7.985cm" svg:x2="21.74cm" svg:y2="16.691cm" draw:start-shape="id11" draw:start-glue-point="2" draw:end-shape="id12" draw:end-glue-point="0" svg:d="m25673 7985v5135h-3933v3571">
          <text:p/>
        </draw:connector>
        <draw:connector draw:style-name="gr5" draw:text-style-name="P1" draw:layer="layout" draw:type="line" svg:x1="16.331cm" svg:y1="7.985cm" svg:x2="15.844cm" svg:y2="11.524cm" draw:start-shape="id13" draw:start-glue-point="2" draw:end-shape="id3" draw:end-glue-point="0" svg:d="m16331 7985-487 3539">
          <text:p/>
        </draw:connector>
        <draw:connector draw:style-name="gr5" draw:text-style-name="P1" draw:layer="layout" draw:type="line" svg:x1="16.331cm" svg:y1="7.985cm" svg:x2="18.112cm" svg:y2="11.524cm" draw:start-shape="id13" draw:start-glue-point="2" draw:end-shape="id5" draw:end-glue-point="0" svg:d="m16331 7985 1781 3539">
          <text:p/>
        </draw:connector>
        <draw:frame draw:style-name="gr6" draw:text-style-name="P3" draw:layer="layout" svg:width="2.54cm" svg:height="0.806cm" svg:x="2.57cm" svg:y="10.989cm">
          <draw:text-box>
            <text:p><text:span text:style-name="T2">Payment</text:span></text:p>
          </draw:text-box>
        </draw:frame>
        <draw:custom-shape draw:style-name="gr7" draw:text-style-name="P1" draw:id="id18" draw:layer="layout" svg:width="7.62cm" svg:height="4.624cm" svg:x="6.08cm" svg:y="9.71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3" draw:layer="layout" svg:width="2.754cm" svg:height="1.361cm" svg:x="8.406cm" svg:y="10.334cm">
          <draw:text-box>
            <text:p><text:span text:style-name="T2">Arrange</text:span></text:p>
            <text:p><text:span text:style-name="T2">delivery</text:span></text:p>
          </draw:text-box>
        </draw:frame>
        <draw:custom-shape draw:style-name="gr9" draw:text-style-name="P2" draw:layer="layout" svg:width="2.268cm" svg:height="1.996cm" svg:x="7.35cm" svg:y="12.095cm">
          <text:p text:style-name="P1"><text:span text:style-name="T1">Arrange delivery</text:span></text:p>
          <text:p text:style-name="P1"><text:span text:style-name="T1">from stock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268cm" svg:height="1.996cm" svg:x="9.918cm" svg:y="12.095cm">
          <text:p text:style-name="P1"><text:span text:style-name="T1">Arrange delivery from publisher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9.575cm" svg:y1="7.985cm" svg:x2="20.627cm" svg:y2="11.524cm" draw:start-shape="id14" draw:start-glue-point="2" draw:end-shape="id9" draw:end-glue-point="0" svg:d="m19575 7985 1052 3539">
          <text:p/>
        </draw:connector>
        <draw:connector draw:style-name="gr5" draw:text-style-name="P1" draw:layer="layout" draw:type="line" svg:x1="22.716cm" svg:y1="7.985cm" svg:x2="20.627cm" svg:y2="11.524cm" draw:start-shape="id15" draw:start-glue-point="2" draw:end-shape="id9" draw:end-glue-point="0" svg:d="m22716 7985-2089 3539">
          <text:p/>
        </draw:connector>
        <draw:connector draw:style-name="gr5" draw:text-style-name="P1" draw:layer="layout" draw:type="line" svg:x1="22.716cm" svg:y1="7.985cm" svg:x2="24.132cm" svg:y2="11.524cm" draw:start-shape="id15" draw:start-glue-point="2" draw:end-shape="id10" draw:end-glue-point="0" svg:d="m22716 7985 1416 3539">
          <text:p/>
        </draw:connector>
        <draw:connector draw:style-name="gr5" draw:text-style-name="P1" draw:layer="layout" draw:type="line" svg:x1="7.927cm" svg:y1="7.897cm" svg:x2="3.722cm" svg:y2="9.711cm" draw:start-shape="id16" draw:start-glue-point="2" draw:end-shape="id17" draw:end-glue-point="4" svg:d="m7927 7897-4205 1814">
          <text:p/>
        </draw:connector>
        <draw:connector draw:style-name="gr5" draw:text-style-name="P1" draw:layer="layout" draw:type="line" svg:x1="7.927cm" svg:y1="7.897cm" svg:x2="9.89cm" svg:y2="9.711cm" draw:start-shape="id16" draw:start-glue-point="2" draw:end-shape="id18" svg:d="m7927 7897 1963 1814">
          <text:p/>
        </draw:connector>
        <draw:custom-shape draw:style-name="gr11" draw:text-style-name="P1" draw:id="id19" draw:layer="layout" svg:width="5.08cm" svg:height="3.175cm" svg:x="11.795cm" svg:y="7.985cm">
          <text:p/>
          <draw:enhanced-geometry svg:viewBox="0 0 21600 21600" draw:glue-points="10800 0 ?f1 10800 0 21600 10800 21600 21600 21600 ?f7 10800" draw:text-areas="?f1 10800 ?f2 18000 ?f3 7200 ?f4 21600" draw:type="isosceles-triangle" draw:modifiers="10649.392712550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id="id1" draw:layer="layout" svg:width="2.232cm" svg:height="1.155cm" svg:x="14.643cm" svg:y="10.005cm">
          <text:p text:style-name="P1"><text:span text:style-name="T1">Calculate</text:span></text:p>
          <text:p text:style-name="P1"><text:span text:style-name="T1">rout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27cm" svg:x="11.93cm" svg:y="9.89cm">
          <text:p text:style-name="P2"><text:span text:style-name="T1">Transfer route </text:span></text:p>
          <text:p text:style-name="P2"><text:span text:style-name="T1">to trucks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16.331cm" svg:y1="7.985cm" svg:x2="14.335cm" svg:y2="7.985cm" draw:start-shape="id13" draw:start-glue-point="2" draw:end-shape="id19" draw:end-glue-point="4" svg:d="m16331 7985v501h1862v-2340h-3858v18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3-23T11:17:23</meta:creation-date>
    <dc:date>2011-03-28T16:34:21</dc:date>
    <meta:editing-duration>PT01H23M52S</meta:editing-duration>
    <meta:editing-cycles>11</meta:editing-cycles>
    <meta:generator>OpenOffice.org/3.2$Linux OpenOffice.org_project/320m12$Build-9483</meta:generator>
    <meta:document-statistic meta:object-count="42"/>
  </office:meta>
</office:document-meta>
</file>